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9026" officeooo:paragraph-rsid="00139026"/>
    </style:style>
    <style:style style:name="P2" style:family="paragraph" style:parent-style-name="Standard">
      <style:text-properties officeooo:rsid="00147295" officeooo:paragraph-rsid="00147295"/>
    </style:style>
    <style:style style:name="P3" style:family="paragraph" style:parent-style-name="Text_20_body">
      <style:text-properties officeooo:rsid="0013cb26" officeooo:paragraph-rsid="0013cb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Backend Technology </text:p>
      <text:p text:style-name="P1"/>
      <text:p text:style-name="P2">Micro services </text:p>
      <text:p text:style-name="P1">Flask</text:p>
      <text:p text:style-name="P1">Python</text:p>
      <text:p text:style-name="P1">Django</text:p>
      <text:p text:style-name="P1">Database :Postgres</text:p>
      <text:p text:style-name="P1"><text:s text:c="16"/>MongoDB</text:p>
      <text:p text:style-name="P1">Elastic search</text:p>
      <text:p text:style-name="P1">cache/redis</text:p>
      <text:p text:style-name="P1"/>
      <text:p text:style-name="P3">Celery/ Dashboard/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8T19:09:29.807902243</meta:creation-date>
    <dc:date>2021-12-08T19:30:42.067559819</dc:date>
    <meta:editing-duration>PT21M12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15" meta:character-count="135" meta:non-whitespace-character-count="112"/>
  </office:meta>
</office:document-meta>
</file>